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61cm" svg:height="1.197cm" svg:x="10.906cm" svg:y="1.889cm">
          <text:p text:style-name="P1">whi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2.794cm" svg:height="1.197cm" svg:x="12.43cm" svg:y="5cm">
          <text:p text:style-name="P1">sel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1" draw:text-style-name="P1" xml:id="id3" draw:id="id3" draw:layer="layout" svg:width="3.429cm" svg:height="2.872cm" svg:x="12.43cm" svg:y="7.154cm">
          <text:p text:style-name="P2"><text:span text:style-name="T1">È scaduto il</text:span></text:p>
          <text:p text:style-name="P2"><text:span text:style-name="T1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1" draw:text-style-name="P1" xml:id="id7" draw:id="id7" draw:layer="layout" svg:width="4.318cm" svg:height="2.872cm" svg:x="5.826cm" svg:y="6.077cm">
          <text:p text:style-name="P1">Ho una </text:p>
          <text:p text:style-name="P1">trasmissione </text:p>
          <text:p text:style-name="P1">in cors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429cm" svg:height="2.154cm" svg:x="18.018cm" svg:y="5.844cm">
          <text:p text:style-name="P2"><text:span text:style-name="T1">Allora ci sono </text:span></text:p>
          <text:p text:style-name="P2"><text:span text:style-name="T1">Dati da riceve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1" draw:text-style-name="P1" xml:id="id5" draw:id="id5" draw:layer="layout" svg:width="3.683cm" svg:height="3.47cm" svg:x="22.336cm" svg:y="3.69cm">
          <text:p text:style-name="P1">Il pacchetto è </text:p>
          <text:p text:style-name="P1">Complet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1" draw:text-style-name="P1" xml:id="id6" draw:id="id6" draw:layer="layout" svg:width="2.921cm" svg:height="2.274cm" svg:x="17.891cm" svg:y="2.846cm">
          <text:p text:style-name="P1">Accoda dati</text:p>
          <text:p text:style-name="P1">Nel 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2.336cm" svg:y1="5.425cm" svg:x2="20.812cm" svg:y2="3.983cm" draw:start-shape="id5" draw:start-glue-point="5" draw:end-shape="id6" draw:end-glue-point="7" svg:d="m22336 5425h-762v-1442h-762" svg:viewBox="0 0 1525 1443">
          <text:p/>
        </draw:connector>
        <draw:custom-shape draw:style-name="gr1" draw:text-style-name="P1" xml:id="id8" draw:id="id8" draw:layer="layout" svg:width="3.302cm" svg:height="1.996cm" svg:x="18.272cm" svg:y="11.776cm">
          <text:p text:style-name="P2"><text:span text:style-name="T1">CRC = 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2.43cm" svg:y1="8.59cm" svg:x2="10.144cm" svg:y2="7.513cm" draw:start-shape="id3" draw:start-glue-point="5" draw:end-shape="id7" draw:end-glue-point="7" svg:d="m12430 8590h-1143v-1077h-1143" svg:viewBox="0 0 2287 1078">
          <text:p/>
        </draw:connector>
        <draw:connector draw:style-name="gr2" draw:text-style-name="P2" draw:layer="layout" svg:x1="26.019cm" svg:y1="5.425cm" svg:x2="19.923cm" svg:y2="11.776cm" draw:start-shape="id5" draw:start-glue-point="7" draw:end-shape="id8" draw:end-glue-point="4" svg:d="m26019 5425h501v4044h-6597v2307" svg:viewBox="0 0 6598 6352">
          <text:p/>
        </draw:connector>
        <draw:custom-shape draw:style-name="gr1" draw:text-style-name="P1" xml:id="id9" draw:id="id9" draw:layer="layout" svg:width="3.81cm" svg:height="3.59cm" svg:x="2.397cm" svg:y="3.205cm">
          <text:p text:style-name="P1">È scaduto </text:p>
          <text:p text:style-name="P1">Il timeout</text:p>
          <text:p text:style-name="P1">Per l´ac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7.985cm" svg:y1="6.077cm" svg:x2="6.207cm" svg:y2="5cm" draw:start-shape="id7" draw:start-glue-point="4" draw:end-shape="id9" draw:end-glue-point="7" svg:d="m7985 6077v-1077h-1778" svg:viewBox="0 0 1779 1078">
          <text:p/>
        </draw:connector>
        <draw:custom-shape draw:style-name="gr1" draw:text-style-name="P1" xml:id="id10" draw:id="id10" draw:layer="layout" svg:width="6.858cm" svg:height="2.862cm" svg:x="7.483cm" svg:y="11.343cm">
          <text:p text:style-name="P2"><text:span text:style-name="T1">Ho dei dati da spedire </text:span></text:p>
          <text:p text:style-name="P2"><text:span text:style-name="T1">(cioè buffer locale di </text:span></text:p>
          <text:p text:style-name="P2"><text:span text:style-name="T1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27cm" svg:height="0.806cm" svg:x="15.732cm" svg:y="7.872cm">
          <draw:text-box>
            <text:p><text:span text:style-name="T2">NO</text:span></text:p>
          </draw:text-box>
        </draw:frame>
        <draw:frame draw:style-name="gr4" draw:text-style-name="P5" draw:layer="layout" svg:width="1.016cm" svg:height="0.806cm" svg:x="21.066cm" svg:y="15.681cm">
          <draw:text-box>
            <text:p text:style-name="P4"><text:span text:style-name="T2">SI</text:span></text:p>
          </draw:text-box>
        </draw:frame>
        <draw:frame draw:style-name="gr4" draw:text-style-name="P5" draw:layer="layout" svg:width="1.016cm" svg:height="0.806cm" svg:x="6.842cm" svg:y="4.241cm">
          <draw:text-box>
            <text:p text:style-name="P4"><text:span text:style-name="T2">SI</text:span></text:p>
          </draw:text-box>
        </draw:frame>
        <draw:frame draw:style-name="gr3" draw:text-style-name="P3" draw:layer="layout" svg:width="1.27cm" svg:height="0.806cm" svg:x="21.701cm" svg:y="4.121cm">
          <draw:text-box>
            <text:p><text:span text:style-name="T2">NO</text:span></text:p>
          </draw:text-box>
        </draw:frame>
        <draw:frame draw:style-name="gr5" draw:text-style-name="P3" draw:layer="layout" svg:width="1.016cm" svg:height="0.837cm" svg:x="25.384cm" svg:y="5.958cm">
          <draw:text-box>
            <text:p><text:span text:style-name="T2">SI</text:span></text:p>
          </draw:text-box>
        </draw:frame>
        <draw:connector draw:style-name="gr2" draw:text-style-name="P2" draw:layer="layout" svg:x1="7.985cm" svg:y1="8.949cm" svg:x2="10.912cm" svg:y2="11.343cm" draw:start-shape="id7" draw:start-glue-point="6" draw:end-shape="id10" svg:d="m7985 8949v1198h2927v1196" svg:viewBox="0 0 2928 2395">
          <text:p/>
        </draw:connector>
        <draw:frame draw:style-name="gr4" draw:text-style-name="P3" draw:layer="layout" svg:width="1.27cm" svg:height="0.806cm" svg:x="8.874cm" svg:y="9.189cm">
          <draw:text-box>
            <text:p><text:span text:style-name="T2">NO</text:span></text:p>
          </draw:text-box>
        </draw:frame>
        <draw:custom-shape draw:style-name="gr1" draw:text-style-name="P1" xml:id="id11" draw:id="id11" draw:layer="layout" svg:width="5.08cm" svg:height="2.077cm" svg:x="9.642cm" svg:y="15.308cm">
          <text:p text:style-name="P1">Ho già allocato il</text:p>
          <text:p text:style-name="P1">Buffer temporane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0.912cm" svg:y1="14.205cm" svg:x2="12.182cm" svg:y2="15.308cm" draw:start-shape="id10" draw:start-glue-point="6" draw:end-shape="id11" draw:end-glue-point="4" svg:d="m10912 14205v552h1270v551" svg:viewBox="0 0 1271 1104">
          <text:p/>
        </draw:connector>
        <draw:frame draw:style-name="gr3" draw:text-style-name="P5" draw:layer="layout" svg:width="1.016cm" svg:height="0.806cm" svg:x="11.039cm" svg:y="14.726cm">
          <draw:text-box draw:corner-radius="0.381cm">
            <text:p text:style-name="P4"><text:span text:style-name="T2">SI</text:span></text:p>
          </draw:text-box>
        </draw:frame>
        <draw:custom-shape draw:style-name="gr1" draw:text-style-name="P1" xml:id="id12" draw:id="id12" draw:layer="layout" svg:width="4.318cm" svg:height="1.559cm" svg:x="11.674cm" svg:y="18.202cm">
          <text:p text:style-name="P1">Ho il mezzo</text:p>
          <text:p text:style-name="P1">Disponibil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2" draw:layer="layout" svg:x1="14.722cm" svg:y1="16.347cm" svg:x2="15.992cm" svg:y2="18.981cm" draw:start-shape="id11" draw:start-glue-point="7" draw:end-shape="id12" draw:end-glue-point="7" svg:d="m14722 16347h1772v2634h-502" svg:viewBox="0 0 1773 2635">
          <text:p/>
        </draw:connector>
        <draw:custom-shape draw:style-name="gr1" draw:text-style-name="P1" xml:id="id13" draw:id="id13" draw:layer="layout" svg:width="3.556cm" svg:height="2.226cm" svg:x="5.07cm" svg:y="17.089cm">
          <text:p text:style-name="P1">Alloca buffer e </text:p>
          <text:p text:style-name="P1">Preleva dati da </text:p>
          <text:p text:style-name="P1">Buffer locale di </text:p>
          <text:p text:style-name="P1">trasmissi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9.642cm" svg:y1="16.347cm" svg:x2="6.848cm" svg:y2="17.089cm" draw:start-shape="id11" draw:start-glue-point="5" draw:end-shape="id13" draw:end-glue-point="4" svg:d="m9642 16347h-2794v742" svg:viewBox="0 0 2795 743">
          <text:p/>
        </draw:connector>
        <draw:connector draw:style-name="gr2" draw:text-style-name="P2" draw:layer="layout" svg:x1="8.626cm" svg:y1="18.202cm" svg:x2="13.833cm" svg:y2="18.202cm" draw:start-shape="id13" draw:start-glue-point="7" draw:end-shape="id12" draw:end-glue-point="4" svg:d="m8626 18202h1525v-502h3682v502" svg:viewBox="0 0 5208 503">
          <text:p/>
        </draw:connector>
        <draw:frame draw:style-name="gr4" draw:text-style-name="P5" draw:layer="layout" svg:width="1.016cm" svg:height="0.806cm" svg:x="7.864cm" svg:y="15.876cm">
          <draw:text-box draw:corner-radius="2.794cm">
            <text:p text:style-name="P4"><text:span text:style-name="T2">SI</text:span></text:p>
          </draw:text-box>
        </draw:frame>
        <draw:frame draw:style-name="gr4" draw:text-style-name="P5" draw:layer="layout" svg:width="1.016cm" svg:height="0.806cm" svg:x="13.954cm" svg:y="19.669cm">
          <draw:text-box>
            <text:p text:style-name="P4"><text:span text:style-name="T2">SI</text:span></text:p>
          </draw:text-box>
        </draw:frame>
        <draw:frame draw:style-name="gr3" draw:text-style-name="P3" draw:layer="layout" svg:width="1.27cm" svg:height="0.806cm" svg:x="14.849cm" svg:y="15.949cm">
          <draw:text-box>
            <text:p><text:span text:style-name="T2">NO</text:span></text:p>
          </draw:text-box>
        </draw:frame>
        <draw:custom-shape draw:style-name="gr1" draw:text-style-name="P1" xml:id="id14" draw:id="id14" draw:layer="layout" svg:width="3.175cm" svg:height="0.966cm" svg:x="12.309cm" svg:y="20.354cm">
          <text:p text:style-name="P2"><text:span text:style-name="T1">Mando un RT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svg:x1="13.833cm" svg:y1="19.761cm" svg:x2="13.897cm" svg:y2="20.354cm" draw:start-shape="id12" draw:start-glue-point="6" draw:end-shape="id14" draw:end-glue-point="4" svg:d="m13833 19761v297h64v296" svg:viewBox="0 0 65 594">
          <text:p/>
        </draw:connector>
        <draw:connector draw:style-name="gr2" draw:text-style-name="P2" draw:layer="layout" draw:line-skew="11.437cm 36.963cm -9.023cm" svg:x1="15.811cm" svg:y1="2.488cm" svg:x2="11.452cm" svg:y2="2.488cm" draw:start-shape="id1" draw:start-glue-point="9" draw:end-shape="id1" draw:end-glue-point="6" svg:d="m15811 2488h12494v35862h-26924v-35862h10071" svg:viewBox="0 0 26925 35863">
          <text:p/>
        </draw:connector>
        <draw:connector draw:style-name="gr2" draw:text-style-name="P2" draw:layer="layout" draw:line-skew="5.324cm" svg:x1="12.309cm" svg:y1="20.837cm" svg:x2="1.389cm" svg:y2="22.787cm" draw:start-shape="id14" draw:start-glue-point="5" svg:d="m12309 20837h-387v1950h-10533" svg:viewBox="0 0 10921 1951">
          <text:p/>
        </draw:connector>
        <draw:connector draw:style-name="gr2" draw:text-style-name="P2" draw:layer="layout" draw:line-skew="3.355cm" svg:x1="11.674cm" svg:y1="18.981cm" svg:x2="1.389cm" svg:y2="21.695cm" draw:start-shape="id12" draw:start-glue-point="5" svg:d="m11674 18981h-2038v2714h-8247" svg:viewBox="0 0 10286 2715">
          <text:p/>
        </draw:connector>
        <draw:frame draw:style-name="gr4" draw:text-style-name="P3" draw:layer="layout" svg:width="1.27cm" svg:height="0.806cm" svg:x="10.525cm" svg:y="18.228cm">
          <draw:text-box>
            <text:p><text:span text:style-name="T2">NO</text:span></text:p>
          </draw:text-box>
        </draw:frame>
        <draw:custom-shape draw:style-name="gr1" draw:text-style-name="P1" xml:id="id15" draw:id="id15" draw:layer="layout" svg:width="2.921cm" svg:height="1.215cm" svg:x="23.098cm" svg:y="12.297cm">
          <text:p text:style-name="P1">Resetta indice </text:p>
          <text:p text:style-name="P1">progressiv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3.556cm" svg:height="1.648cm" svg:x="21.828cm" svg:y="14.726cm">
          <text:p text:style-name="P1">Siamo in </text:p>
          <text:p text:style-name="P1">Ricezion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7" draw:id="id17" draw:layer="layout" svg:width="3.302cm" svg:height="0.781cm" svg:x="19.542cm" svg:y="17.069cm">
          <text:p text:style-name="P2"><text:span text:style-name="T1">Elimina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8" draw:id="id18" draw:layer="layout" svg:width="4.572cm" svg:height="1.562cm" svg:x="21.828cm" svg:y="18.457cm">
          <text:p text:style-name="P1">Imposta il mezzo </text:p>
          <text:p text:style-name="P1">Occupato per un </text:p>
          <text:p text:style-name="P1">Tempo tra 4 e 6 se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1.574cm" svg:y1="12.774cm" svg:x2="23.098cm" svg:y2="12.904cm" draw:start-shape="id8" draw:start-glue-point="7" draw:end-shape="id15" draw:end-glue-point="5" svg:d="m21574 12774h762v130h762" svg:viewBox="0 0 1525 131">
          <text:p/>
        </draw:connector>
        <draw:connector draw:style-name="gr2" draw:text-style-name="P2" draw:layer="layout" svg:x1="24.558cm" svg:y1="13.512cm" svg:x2="23.606cm" svg:y2="14.726cm" draw:start-shape="id15" draw:start-glue-point="6" draw:end-shape="id16" draw:end-glue-point="4" svg:d="m24558 13512v607h-952v607" svg:viewBox="0 0 953 1215">
          <text:p/>
        </draw:connector>
        <draw:connector draw:style-name="gr2" draw:text-style-name="P2" draw:layer="layout" svg:x1="21.828cm" svg:y1="15.55cm" svg:x2="21.193cm" svg:y2="17.069cm" draw:start-shape="id16" draw:start-glue-point="5" draw:end-shape="id17" draw:end-glue-point="4" svg:d="m21828 15550h-635v1519" svg:viewBox="0 0 636 1520">
          <text:p/>
        </draw:connector>
        <draw:connector draw:style-name="gr2" draw:text-style-name="P2" draw:layer="layout" svg:x1="25.384cm" svg:y1="15.55cm" svg:x2="24.114cm" svg:y2="18.457cm" draw:start-shape="id16" draw:start-glue-point="7" draw:end-shape="id18" draw:end-glue-point="4" svg:d="m25384 15550h502v1866h-1772v1041" svg:viewBox="0 0 1773 2908">
          <text:p/>
        </draw:connector>
        <draw:frame draw:style-name="gr4" draw:text-style-name="P5" draw:layer="layout" svg:width="1.016cm" svg:height="0.806cm" svg:x="21.447cm" svg:y="12.267cm">
          <draw:text-box>
            <text:p text:style-name="P4"><text:span text:style-name="T2">SI</text:span></text:p>
          </draw:text-box>
        </draw:frame>
        <draw:frame draw:style-name="gr3" draw:text-style-name="P3" draw:layer="layout" svg:width="1.27cm" svg:height="0.806cm" svg:x="24.749cm" svg:y="15.767cm">
          <draw:text-box draw:corner-radius="8.636cm">
            <text:p><text:span text:style-name="T2">NO</text:span></text:p>
          </draw:text-box>
        </draw:frame>
        <draw:connector draw:style-name="gr2" draw:text-style-name="P2" draw:layer="layout" svg:x1="21.193cm" svg:y1="17.85cm" svg:x2="21.828cm" svg:y2="19.238cm" draw:start-shape="id17" draw:start-glue-point="6" draw:end-shape="id18" svg:d="m21193 17850v1388h635" svg:viewBox="0 0 636 1389">
          <text:p/>
        </draw:connector>
        <draw:custom-shape draw:style-name="gr1" draw:text-style-name="P1" xml:id="id19" draw:id="id19" draw:layer="layout" svg:width="2.921cm" svg:height="1.841cm" svg:x="18.145cm" svg:y="22.781cm">
          <text:p text:style-name="P1">Il pacchetto</text:p>
          <text:p text:style-name="P1">È per noi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line-skew="0cm 0.774cm" svg:x1="18.272cm" svg:y1="12.774cm" svg:x2="19.605cm" svg:y2="22.781cm" draw:start-shape="id8" draw:start-glue-point="5" draw:end-shape="id19" draw:end-glue-point="4" svg:d="m18272 12774h-501v6277h1834v3730" svg:viewBox="0 0 1835 10008">
          <text:p/>
        </draw:connector>
        <draw:frame draw:style-name="gr3" draw:text-style-name="P3" draw:layer="layout" svg:width="1.27cm" svg:height="0.806cm" svg:x="17.764cm" svg:y="13.078cm">
          <draw:text-box>
            <text:p><text:span text:style-name="T2">NO</text:span></text:p>
          </draw:text-box>
        </draw:frame>
        <draw:connector draw:style-name="gr2" draw:text-style-name="P2" draw:layer="layout" svg:x1="2.397cm" svg:y1="5cm" svg:x2="1.389cm" svg:y2="5.193cm" draw:start-shape="id9" draw:start-glue-point="5" svg:d="m2397 5000h-754v193h-254" svg:viewBox="0 0 1009 194">
          <text:p/>
        </draw:connector>
        <draw:frame draw:style-name="gr6" draw:text-style-name="P3" draw:layer="layout" svg:width="1.27cm" svg:height="0.806cm" svg:x="1.508cm" svg:y="4.302cm">
          <draw:text-box>
            <text:p><text:span text:style-name="T2">NO</text:span></text:p>
          </draw:text-box>
        </draw:frame>
        <draw:custom-shape draw:style-name="gr1" draw:text-style-name="P1" xml:id="id20" draw:id="id20" draw:layer="layout" svg:width="5.334cm" svg:height="3.302cm" svg:x="7.985cm" svg:y="25.511cm">
          <text:p text:style-name="P2"><text:span text:style-name="T1">Ci sono ancora dati </text:span></text:p>
          <text:p text:style-name="P2"><text:span text:style-name="T1">Nella stessa sequenza</text:span></text:p>
          <text:p text:style-name="P2"><text:span text:style-name="T1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line-skew="7.62cm" svg:x1="4.302cm" svg:y1="6.795cm" svg:x2="10.652cm" svg:y2="25.511cm" draw:start-shape="id9" draw:start-glue-point="6" draw:end-shape="id20" svg:d="m4302 6795v16979h6350v1737" svg:viewBox="0 0 6351 18717">
          <text:p/>
        </draw:connector>
        <draw:frame draw:style-name="gr3" draw:text-style-name="P5" draw:layer="layout" svg:width="1.016cm" svg:height="0.806cm" svg:x="4.429cm" svg:y="6.795cm">
          <draw:text-box>
            <text:p text:style-name="P4"><text:span text:style-name="T2">SI</text:span></text:p>
          </draw:text-box>
        </draw:frame>
        <draw:connector draw:style-name="gr2" draw:text-style-name="P2" draw:layer="layout" svg:x1="24.114cm" svg:y1="20.019cm" svg:x2="28.343cm" svg:y2="21.729cm" draw:start-shape="id18" draw:start-glue-point="6" svg:d="m24114 20019v1106h4229v604" svg:viewBox="0 0 4230 1711">
          <text:p/>
        </draw:connector>
        <draw:custom-shape draw:style-name="gr1" draw:text-style-name="P1" xml:id="id22" draw:id="id22" draw:layer="layout" svg:width="3.683cm" svg:height="1.778cm" svg:x="22.336cm" svg:y="22.717cm">
          <text:p text:style-name="P2"><text:span text:style-name="T1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1" draw:id="id21" draw:layer="layout" svg:width="2.921cm" svg:height="1.397cm" svg:x="13.7cm" svg:y="24.114cm">
          <text:p text:style-name="P1">È un C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line-skew="-0.381cm 0.121cm" svg:x1="18.145cm" svg:y1="23.701cm" svg:x2="15.16cm" svg:y2="24.114cm" draw:start-shape="id19" draw:start-glue-point="5" draw:end-shape="id21" draw:end-glue-point="4" svg:d="m18145 23701h-1143v32h-1842v381" svg:viewBox="0 0 2986 414">
          <text:p/>
        </draw:connector>
        <draw:connector draw:style-name="gr2" draw:text-style-name="P2" draw:layer="layout" svg:x1="21.066cm" svg:y1="23.701cm" svg:x2="22.336cm" svg:y2="23.606cm" draw:start-shape="id19" draw:start-glue-point="7" draw:end-shape="id22" draw:end-glue-point="5" svg:d="m21066 23701h635v-95h635" svg:viewBox="0 0 1271 96">
          <text:p/>
        </draw:connector>
        <draw:frame draw:style-name="gr7" draw:text-style-name="P5" draw:layer="layout" svg:width="1.016cm" svg:height="0.806cm" svg:x="17.383cm" svg:y="22.717cm">
          <draw:text-box>
            <text:p text:style-name="P4"><text:span text:style-name="T2">SI</text:span></text:p>
          </draw:text-box>
        </draw:frame>
        <draw:frame draw:style-name="gr8" draw:text-style-name="P3" draw:layer="layout" svg:width="1.27cm" svg:height="0.806cm" svg:x="20.558cm" svg:y="22.673cm">
          <draw:text-box draw:corner-radius="8.636cm">
            <text:p><text:span text:style-name="T2">NO</text:span></text:p>
          </draw:text-box>
        </draw:frame>
        <draw:connector draw:style-name="gr2" draw:text-style-name="P2" draw:layer="layout" draw:line-skew="-0.253cm" svg:x1="26.019cm" svg:y1="23.606cm" svg:x2="28.31cm" svg:y2="23.647cm" draw:start-shape="id22" draw:start-glue-point="7" svg:d="m26019 23606h1143v41h1148" svg:viewBox="0 0 2292 42">
          <text:p/>
        </draw:connector>
        <draw:frame draw:style-name="gr8" draw:text-style-name="P3" draw:layer="layout" svg:width="1.27cm" svg:height="0.806cm" svg:x="26.146cm" svg:y="22.927cm">
          <draw:text-box draw:corner-radius="8.636cm">
            <text:p><text:span text:style-name="T2">NO</text:span></text:p>
          </draw:text-box>
        </draw:frame>
        <draw:custom-shape draw:style-name="gr1" draw:text-style-name="P1" xml:id="id23" draw:id="id23" draw:layer="layout" svg:width="3.429cm" svg:height="2.794cm" svg:x="23.098cm" svg:y="26.146cm">
          <text:p text:style-name="P1">Aggiorna il tempo</text:p>
          <text:p text:style-name="P1">Di occupazione </text:p>
          <text:p text:style-name="P1">Del cana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4.177cm" svg:y1="24.495cm" svg:x2="24.813cm" svg:y2="26.146cm" draw:start-shape="id22" draw:start-glue-point="6" draw:end-shape="id23" draw:end-glue-point="4" svg:d="m24177 24495v826h636v825" svg:viewBox="0 0 637 1652">
          <text:p/>
        </draw:connector>
        <draw:connector draw:style-name="gr2" draw:text-style-name="P2" draw:layer="layout" svg:x1="26.527cm" svg:y1="27.543cm" svg:x2="28.31cm" svg:y2="27.549cm" draw:start-shape="id23" draw:start-glue-point="7" svg:d="m26527 27543h1142v6h641" svg:viewBox="0 0 1784 7">
          <text:p/>
        </draw:connector>
        <draw:frame draw:style-name="gr7" draw:text-style-name="P5" draw:layer="layout" svg:width="1.016cm" svg:height="0.806cm" svg:x="24.622cm" svg:y="24.578cm">
          <draw:text-box>
            <text:p text:style-name="P4"><text:span text:style-name="T2">SI</text:span></text:p>
          </draw:text-box>
        </draw:frame>
        <draw:custom-shape draw:style-name="gr1" draw:text-style-name="P1" xml:id="id25" draw:id="id25" draw:layer="layout" svg:width="4.191cm" svg:height="1.651cm" svg:x="16.367cm" svg:y="27.67cm">
          <text:p text:style-name="P2"><text:span text:style-name="T1">Avete mandato </text:span></text:p>
          <text:p text:style-name="P2"><text:span text:style-name="T1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4" draw:id="id24" draw:layer="layout" svg:width="2.54cm" svg:height="1.524cm" svg:x="4.048cm" svg:y="26.4cm">
          <text:p text:style-name="P1">È un AC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13.7cm" svg:y1="24.813cm" svg:x2="5.318cm" svg:y2="26.4cm" draw:start-shape="id21" draw:start-glue-point="5" draw:end-shape="id24" draw:end-glue-point="4" svg:d="m13700 24813h-8382v1587" svg:viewBox="0 0 8383 1588">
          <text:p/>
        </draw:connector>
        <draw:connector draw:style-name="gr2" draw:text-style-name="P2" draw:layer="layout" svg:x1="16.621cm" svg:y1="24.813cm" svg:x2="18.462cm" svg:y2="27.67cm" draw:start-shape="id21" draw:start-glue-point="7" draw:end-shape="id25" svg:d="m16621 24813h1841v2857" svg:viewBox="0 0 1842 2858">
          <text:p/>
        </draw:connector>
        <draw:frame draw:style-name="gr7" draw:text-style-name="P5" draw:layer="layout" svg:width="1.016cm" svg:height="0.806cm" svg:x="17.383cm" svg:y="24.959cm">
          <draw:text-box draw:corner-radius="1.016cm">
            <text:p text:style-name="P4"><text:span text:style-name="T2">SI</text:span></text:p>
          </draw:text-box>
        </draw:frame>
        <draw:connector draw:style-name="gr2" draw:text-style-name="P2" draw:layer="layout" draw:line-skew="-2.603cm" svg:x1="20.558cm" svg:y1="28.496cm" svg:x2="28.31cm" svg:y2="31.056cm" draw:start-shape="id25" draw:start-glue-point="7" svg:d="m20558 28496h1524v2560h6228" svg:viewBox="0 0 7753 2561">
          <text:p/>
        </draw:connector>
        <draw:frame draw:style-name="gr8" draw:text-style-name="P3" draw:layer="layout" svg:width="1.27cm" svg:height="0.806cm" svg:x="20.685cm" svg:y="27.88cm">
          <draw:text-box draw:corner-radius="8.636cm">
            <text:p><text:span text:style-name="T2">NO</text:span></text:p>
          </draw:text-box>
        </draw:frame>
        <draw:custom-shape draw:style-name="gr1" draw:text-style-name="P1" xml:id="id26" draw:id="id26" draw:layer="layout" svg:width="3.683cm" svg:height="1.524cm" svg:x="3.159cm" svg:y="30.464cm">
          <text:p text:style-name="P2"><text:span text:style-name="T1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line-skew="0cm 0.761cm" svg:x1="4.048cm" svg:y1="27.162cm" svg:x2="5cm" svg:y2="30.464cm" draw:start-shape="id24" draw:start-glue-point="5" draw:end-shape="id26" draw:end-glue-point="4" svg:d="m4048 27162h-501v2794h1453v508" svg:viewBox="0 0 1454 3303">
          <text:p/>
        </draw:connector>
        <draw:frame draw:style-name="gr8" draw:text-style-name="P3" draw:layer="layout" svg:width="1.27cm" svg:height="0.806cm" svg:x="12.557cm" svg:y="24.959cm">
          <draw:text-box draw:corner-radius="8.636cm">
            <text:p><text:span text:style-name="T2">NO</text:span></text:p>
          </draw:text-box>
        </draw:frame>
        <draw:connector draw:style-name="gr2" draw:text-style-name="P2" draw:layer="layout" svg:x1="6.588cm" svg:y1="27.162cm" svg:x2="7.985cm" svg:y2="27.162cm" draw:start-shape="id24" draw:start-glue-point="7" draw:end-shape="id20" draw:end-glue-point="5" svg:d="m6588 27162h1397" svg:viewBox="0 0 1398 1">
          <text:p/>
        </draw:connector>
        <draw:frame draw:style-name="gr7" draw:text-style-name="P5" draw:layer="layout" svg:width="1.016cm" svg:height="0.806cm" svg:x="6.588cm" svg:y="26.356cm">
          <draw:text-box draw:corner-radius="1.016cm">
            <text:p text:style-name="P4"><text:span text:style-name="T2">SI</text:span></text:p>
          </draw:text-box>
        </draw:frame>
        <draw:frame draw:style-name="gr8" draw:text-style-name="P3" draw:layer="layout" svg:width="1.27cm" svg:height="0.806cm" svg:x="2.778cm" svg:y="26.4cm">
          <draw:text-box draw:corner-radius="8.636cm">
            <text:p><text:span text:style-name="T2">NO</text:span></text:p>
          </draw:text-box>
        </draw:frame>
        <draw:custom-shape draw:style-name="gr1" draw:text-style-name="P1" xml:id="id27" draw:id="id27" draw:layer="layout" svg:width="4.318cm" svg:height="2.921cm" svg:x="12.557cm" svg:y="30.083cm">
          <text:p text:style-name="P1">Spedisci blocco dati</text:p>
          <text:p text:style-name="P1">Attualmente in </text:p>
          <text:p text:style-name="P1">elaborazi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3.319cm" svg:y1="27.162cm" svg:x2="14.716cm" svg:y2="30.083cm" draw:start-shape="id20" draw:start-glue-point="7" draw:end-shape="id27" draw:end-glue-point="4" svg:d="m13319 27162h1397v2921" svg:viewBox="0 0 1398 2922">
          <text:p/>
        </draw:connector>
        <draw:connector draw:style-name="gr2" draw:text-style-name="P2" draw:layer="layout" svg:x1="18.462cm" svg:y1="29.321cm" svg:x2="16.875cm" svg:y2="31.543cm" draw:start-shape="id25" draw:start-glue-point="6" draw:end-shape="id27" svg:d="m18462 29321v2222h-1587" svg:viewBox="0 0 1588 2223">
          <text:p/>
        </draw:connector>
        <draw:frame draw:style-name="gr7" draw:text-style-name="P5" draw:layer="layout" svg:width="1.016cm" svg:height="0.806cm" svg:x="18.526cm" svg:y="29.531cm">
          <draw:text-box draw:corner-radius="1.016cm">
            <text:p text:style-name="P4"><text:span text:style-name="T2">SI</text:span></text:p>
          </draw:text-box>
        </draw:frame>
        <draw:frame draw:style-name="gr7" draw:text-style-name="P5" draw:layer="layout" svg:width="1.016cm" svg:height="0.806cm" svg:x="13.7cm" svg:y="27.245cm">
          <draw:text-box draw:corner-radius="1.016cm">
            <text:p text:style-name="P4"><text:span text:style-name="T2">SI</text:span></text:p>
          </draw:text-box>
        </draw:frame>
        <draw:connector draw:style-name="gr2" draw:text-style-name="P2" draw:layer="layout" svg:x1="14.716cm" svg:y1="33.004cm" svg:x2="28.211cm" svg:y2="33.536cm" draw:start-shape="id27" draw:start-glue-point="6" svg:d="m14716 33004v517h13495v15" svg:viewBox="0 0 13496 533">
          <text:p/>
        </draw:connector>
        <draw:custom-shape draw:style-name="gr1" draw:text-style-name="P1" xml:id="id30" draw:id="id30" draw:layer="layout" svg:width="3.048cm" svg:height="2.921cm" svg:x="8.747cm" svg:y="31.734cm">
          <text:p text:style-name="P1">Trasmissione </text:p>
          <text:p text:style-name="P1">Terminata con </text:p>
          <text:p text:style-name="P1">Successo. </text:p>
          <text:p text:style-name="P1">Elimina buffer </text:p>
          <text:p text:style-name="P1">temporan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8" draw:id="id28" draw:layer="layout" svg:width="2.794cm" svg:height="2.54cm" svg:x="2.016cm" svg:y="33.766cm">
          <text:p text:style-name="P1">Manda un</text:p>
          <text:p text:style-name="P1">CT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3.159cm" svg:y1="31.226cm" svg:x2="3.413cm" svg:y2="33.766cm" draw:start-shape="id26" draw:start-glue-point="5" draw:end-shape="id28" draw:end-glue-point="4" svg:d="m3159 31226h-502v1652h756v888" svg:viewBox="0 0 757 2541">
          <text:p/>
        </draw:connector>
        <draw:custom-shape draw:style-name="gr1" draw:text-style-name="P1" xml:id="id29" draw:id="id29" draw:layer="layout" svg:width="3.556cm" svg:height="1.905cm" svg:x="6.207cm" svg:y="35.544cm">
          <text:p text:style-name="P1">Allora si tratta </text:p>
          <text:p text:style-name="P1">Di un pacchett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6.842cm" svg:y1="31.226cm" svg:x2="7.985cm" svg:y2="35.544cm" draw:start-shape="id26" draw:start-glue-point="7" draw:end-shape="id29" draw:end-glue-point="4" svg:d="m6842 31226h1143v4318" svg:viewBox="0 0 1144 4319">
          <text:p/>
        </draw:connector>
        <draw:connector draw:style-name="gr2" draw:text-style-name="P2" draw:layer="layout" svg:x1="10.652cm" svg:y1="28.813cm" svg:x2="10.271cm" svg:y2="31.734cm" draw:start-shape="id20" draw:start-glue-point="6" draw:end-shape="id30" draw:end-glue-point="4" svg:d="m10652 28813v1461h-381v1460" svg:viewBox="0 0 382 2922">
          <text:p/>
        </draw:connector>
        <draw:frame draw:style-name="gr8" draw:text-style-name="P3" draw:layer="layout" svg:width="1.27cm" svg:height="0.806cm" svg:x="9.255cm" svg:y="29.067cm">
          <draw:text-box draw:corner-radius="8.636cm">
            <text:p><text:span text:style-name="T2">NO</text:span></text:p>
          </draw:text-box>
        </draw:frame>
        <draw:frame draw:style-name="gr8" draw:text-style-name="P3" draw:layer="layout" svg:width="1.27cm" svg:height="0.806cm" svg:x="6.588cm" svg:y="31.48cm">
          <draw:text-box draw:corner-radius="8.636cm">
            <text:p><text:span text:style-name="T2">NO</text:span></text:p>
          </draw:text-box>
        </draw:frame>
        <draw:frame draw:style-name="gr7" draw:text-style-name="P5" draw:layer="layout" svg:width="1.016cm" svg:height="0.806cm" svg:x="2.651cm" svg:y="31.734cm">
          <draw:text-box draw:corner-radius="1.016cm">
            <text:p text:style-name="P4"><text:span text:style-name="T2">SI</text:span></text:p>
          </draw:text-box>
        </draw:frame>
        <draw:connector draw:style-name="gr2" draw:text-style-name="P2" draw:layer="layout" svg:x1="3.413cm" svg:y1="36.306cm" svg:x2="1.389cm" svg:y2="36.876cm" draw:start-shape="id28" draw:start-glue-point="6" svg:d="m3413 36306v536h-2024v34" svg:viewBox="0 0 2025 571">
          <text:p/>
        </draw:connector>
        <draw:custom-shape draw:style-name="gr1" draw:text-style-name="P1" xml:id="id31" draw:id="id31" draw:layer="layout" svg:width="10.033cm" svg:height="1.27cm" svg:x="14.208cm" svg:y="34.401cm">
          <text:p text:style-name="P2"><text:span text:style-name="T1">Imposta il tempo di occupazione del mezzo su un </text:span></text:p>
          <text:p text:style-name="P2"><text:span text:style-name="T1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2" draw:id="id32" draw:layer="layout" svg:width="7.112cm" svg:height="1.651cm" svg:x="2.397cm" svg:y="38.338cm">
          <text:p text:style-name="P1">Aggiungi un elemento al buffer </text:p>
          <text:p text:style-name="P1">E inserisci I dat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271cm" svg:y1="34.655cm" svg:x2="14.208cm" svg:y2="35.036cm" draw:start-shape="id30" draw:start-glue-point="6" draw:end-shape="id31" draw:end-glue-point="5" svg:d="m10271 34655v501h2731v-120h1206" svg:viewBox="0 0 3938 502">
          <text:p/>
        </draw:connector>
        <draw:connector draw:style-name="gr2" draw:text-style-name="P2" draw:layer="layout" svg:x1="24.241cm" svg:y1="35.036cm" svg:x2="28.31cm" svg:y2="35.024cm" draw:start-shape="id31" draw:start-glue-point="7" svg:d="m24241 35036h2285v-12h1784" svg:viewBox="0 0 4070 13">
          <text:p/>
        </draw:connector>
        <draw:connector draw:style-name="gr2" draw:text-style-name="P2" draw:layer="layout" svg:x1="7.985cm" svg:y1="37.449cm" svg:x2="5.953cm" svg:y2="38.338cm" draw:start-shape="id29" draw:start-glue-point="6" draw:end-shape="id32" draw:end-glue-point="4" svg:d="m7985 37449v444h-2032v445" svg:viewBox="0 0 2033 890">
          <text:p/>
        </draw:connector>
        <draw:custom-shape draw:style-name="gr1" draw:text-style-name="P1" xml:id="id33" draw:id="id33" draw:layer="layout" svg:width="4.953cm" svg:height="2.54cm" svg:x="10.779cm" svg:y="36.306cm">
          <text:p text:style-name="P1">Numero </text:p>
          <text:p text:style-name="P1">Regressivo = 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9.509cm" svg:y1="39.164cm" svg:x2="10.779cm" svg:y2="37.576cm" draw:start-shape="id32" draw:start-glue-point="7" draw:end-shape="id33" draw:end-glue-point="5" svg:d="m9509 39164h635v-1588h635" svg:viewBox="0 0 1271 1589">
          <text:p/>
        </draw:connector>
        <draw:custom-shape draw:style-name="gr1" draw:text-style-name="P1" xml:id="id34" draw:id="id34" draw:layer="layout" svg:width="4.826cm" svg:height="0.762cm" svg:x="11.287cm" svg:y="39.354cm">
          <text:p text:style-name="P2"><text:span text:style-name="T1">Decrementa ind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3.256cm" svg:y1="38.846cm" svg:x2="13.7cm" svg:y2="39.354cm" draw:start-shape="id33" draw:start-glue-point="6" draw:end-shape="id34" draw:end-glue-point="4" svg:d="m13256 38846v255h444v253" svg:viewBox="0 0 445 509">
          <text:p/>
        </draw:connector>
        <draw:connector draw:style-name="gr2" draw:text-style-name="P2" draw:layer="layout" svg:x1="13.7cm" svg:y1="40.116cm" svg:x2="13.692cm" svg:y2="40.646cm" draw:start-shape="id34" draw:start-glue-point="6" svg:d="m13700 40116v516h-8v14" svg:viewBox="0 0 9 531">
          <text:p/>
        </draw:connector>
        <draw:frame draw:style-name="gr8" draw:text-style-name="P3" draw:layer="layout" svg:width="1.27cm" svg:height="0.806cm" svg:x="13.573cm" svg:y="38.592cm">
          <draw:text-box draw:corner-radius="8.636cm">
            <text:p><text:span text:style-name="T2">NO</text:span></text:p>
          </draw:text-box>
        </draw:frame>
        <draw:custom-shape draw:style-name="gr1" draw:text-style-name="P1" xml:id="id35" draw:id="id35" draw:layer="layout" svg:width="2.159cm" svg:height="3.302cm" svg:x="17.51cm" svg:y="36.433cm">
          <text:p text:style-name="P1">Abbiamo </text:p>
          <text:p text:style-name="P1">Ricevuto </text:p>
          <text:p text:style-name="P1">L'ultimo </text:p>
          <text:p text:style-name="P1">Pacchetto</text:p>
          <text:p text:style-name="P1">Della </text:p>
          <text:p text:style-name="P1">sequenz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6" draw:id="id36" draw:layer="layout" svg:width="3.302cm" svg:height="3.937cm" svg:x="20.685cm" svg:y="36.052cm">
          <text:p text:style-name="P1">Accoda il buffer </text:p>
          <text:p text:style-name="P1">Temporaneo a </text:p>
          <text:p text:style-name="P1">Quello di </text:p>
          <text:p text:style-name="P1">ricezi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7" draw:id="id37" draw:layer="layout" svg:width="2.286cm" svg:height="2.413cm" svg:x="25.13cm" svg:y="37.068cm">
          <text:p text:style-name="P1">Spedisci </text:p>
          <text:p text:style-name="P1">Un 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732cm" svg:y1="37.576cm" svg:x2="17.51cm" svg:y2="38.084cm" draw:start-shape="id33" draw:start-glue-point="7" draw:end-shape="id35" draw:end-glue-point="5" svg:d="m15732 37576h889v508h889" svg:viewBox="0 0 1779 509">
          <text:p/>
        </draw:connector>
        <draw:connector draw:style-name="gr2" draw:text-style-name="P2" draw:layer="layout" svg:x1="19.669cm" svg:y1="38.084cm" svg:x2="20.685cm" svg:y2="38.021cm" draw:start-shape="id35" draw:start-glue-point="7" draw:end-shape="id36" draw:end-glue-point="5" svg:d="m19669 38084h508v-63h508" svg:viewBox="0 0 1017 64">
          <text:p/>
        </draw:connector>
        <draw:connector draw:style-name="gr2" draw:text-style-name="P2" draw:layer="layout" svg:x1="23.987cm" svg:y1="38.021cm" svg:x2="25.13cm" svg:y2="38.274cm" draw:start-shape="id36" draw:start-glue-point="7" draw:end-shape="id37" draw:end-glue-point="5" svg:d="m23987 38021h572v253h571" svg:viewBox="0 0 1144 254">
          <text:p/>
        </draw:connector>
        <draw:connector draw:style-name="gr2" draw:text-style-name="P2" draw:layer="layout" svg:x1="27.416cm" svg:y1="38.274cm" svg:x2="28.31cm" svg:y2="38.265cm" draw:start-shape="id37" draw:start-glue-point="7" svg:d="m27416 38274h698v-9h196" svg:viewBox="0 0 895 10">
          <text:p/>
        </draw:connector>
        <draw:frame draw:style-name="gr7" draw:text-style-name="P5" draw:layer="layout" svg:width="1.016cm" svg:height="0.806cm" svg:x="15.605cm" svg:y="36.941cm">
          <draw:text-box draw:corner-radius="1.016cm">
            <text:p text:style-name="P4"><text:span text:style-name="T2">SI</text:span></text:p>
          </draw:text-box>
        </draw:frame>
        <draw:connector draw:style-name="gr2" draw:text-style-name="P2" draw:layer="layout" svg:x1="17.891cm" svg:y1="3.983cm" svg:x2="17.33cm" svg:y2="2.481cm" draw:start-shape="id6" draw:start-glue-point="5" svg:d="m17891 3983h-531v-1502h-30" svg:viewBox="0 0 562 1503">
          <text:p/>
        </draw:connector>
        <draw:frame draw:style-name="gr3" draw:text-style-name="P5" draw:layer="layout" svg:width="1.016cm" svg:height="0.806cm" svg:x="11.541cm" svg:y="7.858cm">
          <draw:text-box draw:corner-radius="0.381cm">
            <text:p text:style-name="P4"><text:span text:style-name="T2">S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Tomasetti</meta:initial-creator>
    <meta:creation-date>2014-02-18T10:34:02</meta:creation-date>
    <dc:date>2014-02-18T11:47:52</dc:date>
    <dc:creator>Luca Tomasetti</dc:creator>
    <meta:editing-duration>PT12M9S</meta:editing-duration>
    <meta:editing-cycles>1</meta:editing-cycles>
    <meta:document-statistic meta:object-count="124"/>
    <meta:generator>LibreOffice/3.5$Linux_x86 LibreOffice_project/350m1$Build-2</meta:generator>
  </office:meta>
</office:document-meta>
</file>